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RLTemplateComposerImpl.createResourceTemplate( boolean includePortletHandle , boolean includeUserContextKey , boolean includePortletInstanceKey , boolean includeSession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URLTemplateComposerImpl.createSecureResourceTemplate( boolean includePortletHandle , boolean includeUserContextKey , boolean includePortletInstanceKey , boolean includeSession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URLTemplateComposerImpl.createTemplate( String url , boolean needsURLType , boolean needsPortletMode , boolean needsNavState , boolean needsInteractionState , boolean needsWinState , boolean needsSecURL , boolean needsURL , boolean needsRewriteResource , boolean needsPortletHandle , boolean needsUserContextKey , boolean needsPortletInstanceKey , boolean needsSessionID )</text:p>
          </table:table-cell>
          <table:table-cell office:value-type="float" office:value="27">
            <text:p text:style-name="Table_20_Contents">27</text:p>
          </table:table-cell>
          <table:table-cell office:value-type="float" office:value="4">
            <text:p text:style-name="Table_20_Contents">4</text:p>
          </table:table-cell>
          <table:table-cell office:value-type="float" office:value="123">
            <text:p text:style-name="Table_20_Contents">123</text:p>
          </table:table-cell>
        </table:table-row>
        <table:table-row>
          <table:table-cell office:value-type="string">
            <text:p text:style-name="Table_20_Contents">URLTemplateComposerImpl.setWSRPAdapter( WSRPAdapter adap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TemplateComposerImpl.createSecureRenderTemplate( boolean includePortletHandle , boolean includeUserContextKey , boolean includePortletInstanceKey , boolean includeSession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URLTemplateComposerImpl.createBlockingActionTemplate( boolean includePortletHandle , boolean includeUserContextKey , boolean includePortletInstanceKey , boolean includeSession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URLTemplateComposerImpl.createSecureDefaultTemplate( boolean includePortletHandle , boolean includeUserContextKey , boolean includePortletInstanceKey , boolean includeSession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URLTemplateComposerImpl.insertPair( String tok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RLTemplateComposerImpl.getNamespace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RLTemplateComposerImpl.createSecureBlockingActionTemplate( boolean includePortletHandle , boolean includeUserContextKey , boolean includePortletInstanceKey , boolean includeSession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URLTemplateComposerImpl.setURLGenerator( URLGenerator urlGene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TemplateComposerImpl.createDefaultTemplate( boolean includePortletHandle , boolean includeUserContextKey , boolean includePortletInstanceKey , boolean includeSession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URLTemplateComposerImpl.createRenderTemplate( boolean includePortletHandle , boolean includeUserContextKey , boolean includePortletInstanceKey , boolean includeSession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